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https://www.kaggle.com/jjjokkker/cgan-for-mnist</text:p>
      <text:p text:style-name="Standard"/>
      <text:p text:style-name="Standard">https://machinelearningmastery.com/how-to-develop-a-conditional-generative-adversarial-network-from-scratch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1:23:44.541578592</meta:creation-date>
    <dc:date>2020-11-20T10:39:24.624693739</dc:date>
    <meta:editing-duration>PT45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2" meta:word-count="2" meta:character-count="155" meta:non-whitespace-character-count="155"/>
  </office:meta>
</office:document-meta>
</file>